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officeooo:rsid="000466cc" officeooo:paragraph-rsid="000466cc" style:font-size-asian="15.75pt" style:font-size-complex="18pt"/>
    </style:style>
    <style:style style:name="P2" style:family="paragraph" style:parent-style-name="Header">
      <style:paragraph-properties fo:text-align="center" style:justify-single-word="false"/>
      <style:text-properties fo:font-size="20pt" officeooo:rsid="000466cc" officeooo:paragraph-rsid="000466cc" style:font-size-asian="17.5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pre que posso eu e minha família vamos para Ivaiporã PR, na casa de familiares. Sempre que vou para a cidade fico com a sensação de calmaria, pois as casas são em local rural e o silêncio sempre prevalece, a caminho de volta para Maringá eu me sinto triste e pensativa, sempre observo o caminho de volta para casa e fico pensando em cada local que passo e reflito sobre <text:s/>como pode ser a vida de cada um em certos lugare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0pt" officeooo:rsid="000466cc" officeooo:paragraph-rsid="000466cc" style:font-size-asian="17.5pt" style:font-size-complex="2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iage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5T14:10:51.162182394</meta:creation-date>
    <dc:date>2022-08-25T14:18:59.340361855</dc:date>
    <meta:editing-duration>PT8M8S</meta:editing-duration>
    <meta:editing-cycles>1</meta:editing-cycles>
    <meta:document-statistic meta:table-count="0" meta:image-count="0" meta:object-count="0" meta:page-count="1" meta:paragraph-count="2" meta:word-count="82" meta:character-count="430" meta:non-whitespace-character-count="349"/>
    <meta:generator>LibreOffice/5.1.6.2$Linux_X86_64 LibreOffice_project/10m0$Build-2</meta:generator>
  </office:meta>
</office:document-meta>
</file>